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CachingConfiguration.cacheOperation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achingConfiguration.cacheAdvisor( CacheOperationSource cacheOperationSource , CacheInterceptor cacheInterce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xyCachingConfiguration.cacheInterceptor( CacheOperationSource cacheOperation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